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Bebas Neue Pro Expanded" svg:font-family="'Bebas Neue Pro Expanded'"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sans-serif" svg:font-family="sans-serif"/>
  </office:font-face-decls>
  <office:automatic-styles>
    <style:style style:name="P1" style:family="paragraph" style:parent-style-name="Standard">
      <style:paragraph-properties fo:text-align="end" style:justify-single-word="false"/>
      <style:text-properties style:font-name="Bebas Neue Pro Expanded" fo:font-size="13pt" officeooo:rsid="001ba56d" officeooo:paragraph-rsid="001ba56d" style:font-size-asian="13pt" style:font-size-complex="13pt"/>
    </style:style>
    <style:style style:name="P2" style:family="paragraph" style:parent-style-name="Standard">
      <style:paragraph-properties fo:text-align="start" style:justify-single-word="false"/>
      <style:text-properties style:font-name="Bebas Neue Pro Expanded" fo:font-size="13pt" officeooo:rsid="001ba56d" officeooo:paragraph-rsid="001ba56d" style:font-size-asian="13pt" style:font-size-complex="13pt"/>
    </style:style>
    <style:style style:name="P3" style:family="paragraph" style:parent-style-name="Standard">
      <style:paragraph-properties fo:text-align="start" style:justify-single-word="false"/>
      <style:text-properties style:font-name="Bebas Neue Pro Expanded" fo:font-size="13pt" fo:font-weight="bold" officeooo:rsid="001ba56d" officeooo:paragraph-rsid="001ba56d" style:font-size-asian="13pt" style:font-weight-asian="bold" style:font-size-complex="13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 Markus Gritsch, 19.12.2021</text:p>
      <text:p text:style-name="P2"/>
      <text:p text:style-name="P3">Stellungnahme zum Covid-19 Impfpflichtgesetz in der parlamentarischen Begutachtung</text:p>
      <text:p text:style-name="P2"/>
      <text:p text:style-name="P2">Die Impfpflicht ist in keiner Weise vertretbar. Sie stellt einen massiven Eingriff in die Selbstbestimmung über den eigenen Körper, in die körperliche Unversehrtheit dar, ohne dass sie für den Schutz der Gesundheit der Gesellschaft oder der Verhinderung der Überlastung des Gesundheitswesens einen genügend großen Vorteil böte und sie stellt indirekt einen massiven Eingriff in die Erwerbsfreiheit dar, weil sie sich sehr stark negativ auf die Möglichkeiten der Berufsausübung auswirken würde.</text:p>
      <text:p text:style-name="P2">Darüber hinaus ist es ethisch in keiner Weise vertretbar, die Menschen zu zwingen, sich einen nicht vollständig erprobten und nur bedingt unter Annahme einer Notlage vorläufig zugelassenen Impfstoff verabreichen zu lassen, der schon nach den bisher bekannten, jedoch durch erhebliches underreporting sehr stark beschönigten Zahlen ein gegenüber anderen Impfstoffen und Arzneimitteln ein sehr ungünstiges Risikoprofil aufweist.</text:p>
      <text:p text:style-name="P2">Die als Impfstoffe bezeichneten Arzneimittel sind nicht ordnungsgemäß, sondern nur vorläufig und bedingt zugelassen. <text:s/>Wesentliche Risiken sind nicht überprüft. Die Nebenwirkungen, die bisher bekannt sind, übersteigen die Nebenwirkungen aller anderen Impfstoffe um ein Vielfaches und sind unter Umständen sehr gravierend bis tödlich.</text:p>
      <text:p text:style-name="P2">Die Arzneimittel bieten, im Unterschied z.B. zur Pocken- oder Masernimpfung, keine sterile Immunität, schon gar nicht mit nur einer Injektion. Jeder Infizierte, ob geimpft oder ungeimpft, kann erkranken und das Virus im gleichen Ausmaß weiter übertragen. Versprochen wird im Fall der Impfung lediglich ein milderer Verlauf. Dies ist vor allem in Anbetracht der neuen Mutationen höchst zweifelhaft.</text:p>
      <text:p text:style-name="P2">In jedem Fall wirken die „Impfstoffe“ bestenfalls für wenige Monate. Es ist unbekannt, wie sich die Risiken mit der Zahl der Booster-Impfungen summieren und welche Wirkung dies auf das Infektionsgeschehen hat. Es ist bei den inzwischen zutage getretenen und angesichts noch völlig unkalkulierbarer Risiken sowie der zweifelhaften Wirksamkeit nicht vertretbar, die Menschen zu in Abständen von wenigen Monaten wiederkehrenden Auffrischungen zu nötigen.</text:p>
      <text:p text:style-name="P2">Eine Impfpflicht würde sehr vielen Menschen, die aus guten Gründen nicht bereit sind, sich im Abstand weniger Monate Injektionen mit unbekannten Risiken und zweifelhaftem Schutz vor COVID-19 zu unterziehen, die Erwerbsausübung verunmöglichen.</text:p>
      <text:p text:style-name="P2">Das Gesetz treibt die Spaltung der Gesellschaft auf die Spitze und gefährdet den sozialen Frieden.</text:p>
      <text:p text:style-name="P2">Es gibt keinen wissenschaftlich gesicherten Grund für die doppelte Benachteiligung von Menschen in Kauf zu nehmen, die nachweislich über Antikörper gegen SARS-CoV-2 verfügen, ohne einen Absonderungsbescheid oder einen PCR-Nachweis der Infektion vorweisen zu können, jedoch aufgrund ihrer Antikörper über ein erhöhtes Impfrisiko verfügen.</text:p>
      <text:p text:style-name="P2"/>
      <text:p text:style-name="P2">Hochachtungsvoll,</text:p>
      <text:p text:style-name="P2">Dr. Markus Gritsch</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Bebas Neue Pro Expanded" svg:font-family="'Bebas Neue Pro Expanded'"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line-height="100%"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9T19:01:26.388000000</meta:creation-date>
    <dc:date>2021-12-27T18:19:49.660000000</dc:date>
    <meta:editing-duration>PT7M34S</meta:editing-duration>
    <meta:editing-cycles>2</meta:editing-cycles>
    <meta:generator>LibreOffice/7.2.1.2$Windows_X86_64 LibreOffice_project/87b77fad49947c1441b67c559c339af8f3517e22</meta:generator>
    <meta:document-statistic meta:table-count="0" meta:image-count="0" meta:object-count="0" meta:page-count="1" meta:paragraph-count="12" meta:word-count="393" meta:character-count="2923" meta:non-whitespace-character-count="2541"/>
  </office:meta>
</office:document-meta>
</file>